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Kommunikations- &amp; Distributionspolitik</text:p>
      <text:p text:style-name="Standard"/>
      <text:p text:style-name="Standard">Zur Distribution:</text:p>
      <text:p text:style-name="Standard">Unser Produkt ist eine Website, keine verkaufbare Software. Es ist nicht verteilbar, die Kunden müssen zu uns kommen, Das geschieht entweder durch Klicks auf Werbung, oder durch Google. Unsere Haupt-Einnahmequelle, die Premiumaccounts werden nur auf direktem Absatzweg verkauft. Wir brauchen keine Filialen, keine Vertreter oder ähnliches, nur einen Server . </text:p>
      <text:p text:style-name="Standard"/>
      <text:p text:style-name="Standard">Zur Kommunikationspolitik:</text:p>
      <text:p text:style-name="Standard">Wir lassen unser Search Ranking bei Google erhöhen, sodass bei der Suche nach Begriffen aus dem Wortfeld „Auto“ unsere Seite in den oberen Ergebnissen auftaucht, was mehr Besucher zu unserer Seite leiten wird, unter Umständen könnten wir bei geschickter Tag Setzung dafür sorgen, dass wir auch bei Suchen nach Konkurrenzseiten <text:s/>auf der ersten oder zweiten Seite aufgeführt werden, und so Kunden abzweigen können.</text:p>
      <text:p text:style-name="Standard">Wir können kurze Werbeclips vor Youtubevideos laufen lassen, welche unsere Website zeigen, dabei sollen vor allem niedrige Preise ansprechend wirken. Der Vorteil liegt in der großen Reichweite, da Youtube weltweit verfügbar ist, was uns potentiell einen weltweiten Absatzmarkt schafft. Die audio – visuelle Auseinandersetzung mit dem Produkt hat weitaus mehr Chance als ein Werbebanner oder eine Zeitungsanzeige, Aufmerksamkeit zu erregen. </text:p>
      <text:p text:style-name="Standard">Dazu werden wir von ein paar „Influencern“ gesponserte Videos über unsere Website anfertigen lassen. Influencer ist eine Bezeichnung für Videoersteller auf Youtube mit größeren Fangemeinden, die Ihre Position nutzen können, um ihren Zuschauern Produkte präsentieren zu können, „Influence“, Einfluss auszuüben, welcher in Verkäufen resultieren kann. Vor allem ermöglichen es diese Influencer, dass sich Werbung auf ein passendes Publikum mit bestimmten Interessen konzentriert, daher werden wir uns Youtuber aussuchen, die sich mit Autos beschäftigen. </text:p>
      <text:p text:style-name="Standard">Vorteile dabei sind, größere Chance zu haben, Interessierte zu erreichen, und gerade auf Youtube es einige Kanäle gibt, die jahrelange Erfahrung mit Produktplatzierung haben, was die Effizienz der Werbung steigert.</text:p>
      <text:p text:style-name="Standard">Nachteilig wirkt sich die Werbung aus, falls wir <text:s/>mit jemanden mit kontroversen oder schlechtem Ruf zusammenarbeiten, die Werbung zu aufdringlich ist oder nicht korrekt als solche vollständig offengelegt wird.</text:p>
      <text:p text:style-name="Standard">In der Beschreibung jedes solcher Werbevideos wird als verkaufsfördernde Maßnahme ein spezieller Link zu unserer Website stehen, welcher <text:s/>für begrenzte Zeit einen Rabatt auf den Kauf eines Premiumaccounts gewährt.</text:p>
      <text:p text:style-name="Standard">Die Werbung sollte sich vor allem auf das simple Design fokussieren. </text:p>
      <text:p text:style-name="Standard">Unser Konzept basiert darauf, dass jeder Kunde sich mit eigenen Augen davon überzeugen kann, wie einfach unsere Website zu benutzen is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Peters</meta:initial-creator>
    <meta:creation-date>2018-04-21T15:28:16.61</meta:creation-date>
    <dc:date>2018-05-05T20:24:05</dc:date>
    <dc:creator>Daniel Peters</dc:creator>
    <meta:editing-duration>P1DT3H57M43S</meta:editing-duration>
    <meta:editing-cycles>8</meta:editing-cycles>
    <meta:generator>OpenOffice/4.1.1$Win32 OpenOffice.org_project/411m6$Build-9775</meta:generator>
    <meta:document-statistic meta:table-count="0" meta:image-count="0" meta:object-count="0" meta:page-count="1" meta:paragraph-count="12" meta:word-count="373" meta:character-count="2685"/>
  </office:meta>
</office:document-meta>
</file>